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Music" svg:font-family="MonoMusic" style:font-family-generic="roman" style:font-pitch="variable"/>
    <style:font-face style:name="Liberation Sans" svg:font-family="'Liberation Sans'" style:font-family-generic="swiss" style:font-pitch="variable"/>
    <style:font-face style:name="Courier 10 Pitch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Music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fo:color="#000000" style:font-name="MonoMusic" fo:font-size="9pt" style:font-size-asian="9pt" style:font-size-complex="9pt"/>
    </style:style>
    <style:style style:name="P3" style:family="paragraph" style:parent-style-name="Standard">
      <style:text-properties style:font-name="MonoMusic" fo:font-size="9pt" style:font-size-asian="9pt" style:font-size-complex="9pt"/>
    </style:style>
    <style:style style:name="P4" style:family="paragraph" style:parent-style-name="Standard">
      <style:text-properties fo:color="#ff0000" style:font-name="MonoMusic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size-asian="9pt" style:font-size-complex="9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name-asian="Courier 10 Pitch" style:font-size-asian="9pt" style:font-name-complex="Courier 10 Pitch" style:font-size-complex="9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MonoMusic" fo:font-size="9pt" style:font-name-asian="Courier 10 Pitch" style:font-size-asian="9pt" style:font-name-complex="Courier 10 Pitch" style:font-size-complex="9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MonoMusic" fo:font-size="9pt" fo:font-weight="normal" style:font-size-asian="9pt" style:font-weight-asian="normal" style:font-size-complex="9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0000" style:font-name="MonoMusic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indent="0.794cm" style:auto-text-indent="false"/>
    </style:style>
    <style:style style:name="P14" style:family="paragraph" style:parent-style-name="Standard">
      <style:paragraph-properties fo:margin-left="0cm" fo:margin-right="0cm" fo:text-indent="0.476cm" style:auto-text-indent="false"/>
    </style:style>
    <style:style style:name="P15" style:family="paragraph" style:parent-style-name="Standard">
      <style:paragraph-properties fo:margin-left="0cm" fo:margin-right="0cm" fo:text-indent="1.905cm" style:auto-text-indent="false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2" style:family="text"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 style:font-weight-complex="bold"/>
    </style:style>
    <style:style style:name="T3" style:family="text">
      <style:text-properties fo:color="#ce181e" style:font-name="MonoMusic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style:font-name="MonoMusic" fo:font-size="9pt" style:font-name-asian="Courier 10 Pitch" style:font-size-asian="9pt" style:font-name-complex="Courier 10 Pitch" style:font-size-complex="9pt"/>
    </style:style>
    <style:style style:name="T5" style:family="text"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6" style:family="text">
      <style:text-properties fo:color="#000000" style:font-name="MonoMusic" fo:font-size="9pt" fo:font-weight="normal" style:font-name-asian="Courier 10 Pitch" style:font-size-asian="9pt" style:font-weight-asian="normal" style:font-name-complex="Courier 10 Pitch" style:font-size-complex="9pt" style:font-weight-complex="bold"/>
    </style:style>
    <style:style style:name="T7" style:family="text">
      <style:text-properties fo:color="#000000" style:font-name="MonoMusic" fo:font-size="9pt" style:font-size-asian="9pt" style:font-size-complex="9pt"/>
    </style:style>
    <style:style style:name="T8" style:family="text">
      <style:text-properties fo:color="#ff0000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9" style:family="text">
      <style:text-properties fo:color="#ff0000" style:font-name="MonoMusic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MonoMusic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De tal manera</text:span></text:p>
      <text:p text:style-name="Standard"><text:span text:style-name="T1">Jesús Adrián Romero</text:span></text:p>
      <text:p text:style-name="P5"><text:span text:style-name="T4"><text:s text:c="4"/>C <text:s text:c="13"/>G</text:span></text:p>
      <text:p text:style-name="P5"><text:span text:style-name="T4">De tal manera me amo</text:span></text:p>
      <text:p text:style-name="P5"><text:span text:style-name="T4"><text:s text:c="8"/>F <text:s text:c="8"/>Am <text:s/>G <text:s text:c="4"/></text:span></text:p>
      <text:p text:style-name="P5"><text:span text:style-name="T4">que su vida no escatimo</text:span></text:p>
      <text:p text:style-name="P5"><text:span text:style-name="T4"><text:s text:c="4"/>C <text:s text:c="21"/>G</text:span></text:p>
      <text:p text:style-name="P5"><text:span text:style-name="T4">hasta el final El se entrego</text:span></text:p>
      <text:p text:style-name="P5"><text:span text:style-name="T4"><text:s text:c="8"/>F <text:s text:c="13"/>Am <text:s text:c="4"/>G</text:span></text:p>
      <text:p text:style-name="P5"><text:span text:style-name="T4">y a la muerte fue porque me amo</text:span></text:p>
      <text:p text:style-name="P6"/>
      <text:p text:style-name="P5"><text:span text:style-name="T4">De tal manera me amo</text:span></text:p>
      <text:p text:style-name="P5"><text:span text:style-name="T4">que no hay forma en que podre pagar</text:span></text:p>
      <text:p text:style-name="P5"><text:span text:style-name="T4">el precio de su grande amor</text:span></text:p>
      <text:p text:style-name="P5"><text:span text:style-name="T4">pero toda mi alma quiero dar.</text:span></text:p>
      <text:p text:style-name="P7"/>
      <text:p text:style-name="P5"><text:span text:style-name="T4"><text:s text:c="9"/>Am <text:s text:c="4"/>G <text:s text:c="2"/>C</text:span></text:p>
      <text:p text:style-name="P5"><text:span text:style-name="T4">Por su amor yo vivire</text:span></text:p>
      <text:p text:style-name="P5"><text:span text:style-name="T4"><text:s text:c="8"/>Am <text:s text:c="4"/>G <text:s text:c="3"/>C</text:span></text:p>
      <text:p text:style-name="P5"><text:span text:style-name="T4">de su amor yo cantare</text:span></text:p>
      <text:p text:style-name="P5"><text:span text:style-name="T4"><text:s text:c="10"/>Am <text:s text:c="3"/>G <text:s text:c="2"/>F</text:span></text:p>
      <text:p text:style-name="P5"><text:span text:style-name="T4">con mi Jesús caminare <text:s/></text:span></text:p>
      <text:p text:style-name="P5"><text:span text:style-name="T4"><text:s text:c="16"/>G <text:s text:c="4"/>F G</text:span></text:p>
      <text:p text:style-name="P5"><text:span text:style-name="T4">Por que El me amo a mi <text:s text:c="6"/></text:span></text:p>
      <text:p text:style-name="P8"/>
      <text:p text:style-name="P5"><text:span text:style-name="T4"><text:s text:c="9"/>Am <text:s text:c="4"/>G <text:s text:c="2"/>C</text:span></text:p>
      <text:p text:style-name="P5"><text:span text:style-name="T4">Por su amor yo vivire</text:span></text:p>
      <text:p text:style-name="P5"><text:soft-page-break/><text:span text:style-name="T4"><text:s text:c="8"/>Am <text:s text:c="4"/>G <text:s text:c="3"/>C</text:span></text:p>
      <text:p text:style-name="P5"><text:span text:style-name="T4">de su amor yo cantare</text:span></text:p>
      <text:p text:style-name="P5"><text:span text:style-name="T4"><text:s text:c="10"/>Am <text:s text:c="3"/>G <text:s text:c="2"/>F</text:span></text:p>
      <text:p text:style-name="P5"><text:span text:style-name="T4">con mi Jesús caminare</text:span></text:p>
      <text:p text:style-name="P5"><text:span text:style-name="T5">Final:</text:span></text:p>
      <text:p text:style-name="P5"><text:span text:style-name="T4"><text:s text:c="15"/>G <text:s text:c="8"/></text:span></text:p>
      <text:p text:style-name="P5"><text:span text:style-name="T4">Por que El murió por mi, </text:span></text:p>
      <text:p text:style-name="P6"/>
      <text:p text:style-name="P5"><text:span text:style-name="T4">F <text:s/>G <text:s text:c="7"/>Am F C G</text:span></text:p>
      <text:p text:style-name="P5"><text:span text:style-name="T4"><text:s text:c="3"/>le seguire</text:span></text:p>
      <text:p text:style-name="P5"><text:span text:style-name="T4">Am F C G </text:span></text:p>
      <text:p text:style-name="P9"/>
      <text:p text:style-name="P5"><text:span text:style-name="T2">No hay nadie como tu</text:span></text:p>
      <text:p text:style-name="P5"><text:span text:style-name="T2">Marco Barrientos</text:span></text:p>
      <text:p text:style-name="P5"><text:span text:style-name="T4">G <text:s text:c="17"/></text:span></text:p>
      <text:p text:style-name="P5"><text:span text:style-name="T4">No hay nadie como tu</text:span></text:p>
      <text:p text:style-name="P5"><text:span text:style-name="T4">Em</text:span></text:p>
      <text:p text:style-name="P5"><text:span text:style-name="T4">No hay nadie como tu</text:span></text:p>
      <text:p text:style-name="P13"><text:span text:style-name="T4">C <text:s text:c="9"/>Am</text:span></text:p>
      <text:p text:style-name="P5"><text:span text:style-name="T4">Precioso y glorioso</text:span></text:p>
      <text:p text:style-name="P13"><text:span text:style-name="T4">C <text:s text:c="13"/>D</text:span></text:p>
      <text:p text:style-name="P5"><text:span text:style-name="T4">Tan bello y tan hermoso</text:span></text:p>
      <text:p text:style-name="P14"><text:span text:style-name="T4">G <text:s text:c="5"/>Em</text:span></text:p>
      <text:p text:style-name="P5"><text:span text:style-name="T4">Jesús, Jesús</text:span></text:p>
      <text:p text:style-name="P15"><text:span text:style-name="T4">C <text:s text:c="4"/>Am <text:s text:c="3"/>D</text:span></text:p>
      <text:p text:style-name="P5"><text:span text:style-name="T4">Precioso Jesús hu hu hu hu</text:span></text:p>
      <text:p text:style-name="P10"/>
      <text:p text:style-name="P5"><text:soft-page-break/><text:span text:style-name="T8">Adorad al Cordero Santo</text:span></text:p>
      <text:p text:style-name="P5"><text:span text:style-name="T8">Alas de Aguila</text:span></text:p>
      <text:p text:style-name="P5"><text:span text:style-name="T6">E <text:s text:c="12"/>B</text:span></text:p>
      <text:p text:style-name="P5"><text:span text:style-name="T6">Adorad al Cordero Santo</text:span></text:p>
      <text:p text:style-name="P5"><text:span text:style-name="T6">E <text:s text:c="12"/>B</text:span></text:p>
      <text:p text:style-name="P5"><text:span text:style-name="T6">Adorad al supremo Rey</text:span></text:p>
      <text:p text:style-name="P5"><text:span text:style-name="T6">C#m <text:s text:c="10"/>F#m</text:span></text:p>
      <text:p text:style-name="P5"><text:span text:style-name="T6">Adorad al Cordero Santo!</text:span></text:p>
      <text:p text:style-name="P5"><text:span text:style-name="T6">A <text:s text:c="2"/>B <text:s text:c="6"/>E</text:span></text:p>
      <text:p text:style-name="P5"><text:span text:style-name="T6">Adorad a Jesús!</text:span></text:p>
      <text:p text:style-name="P5"><text:span text:style-name="T6"><text:s text:c="20"/>B</text:span></text:p>
      <text:p text:style-name="P5"><text:span text:style-name="T6">Y vuestras manos alzad</text:span></text:p>
      <text:p text:style-name="P5"><text:span text:style-name="T6"><text:s text:c="7"/>A <text:s text:c="7"/>E</text:span></text:p>
      <text:p text:style-name="P5"><text:span text:style-name="T6">y con canto adorad</text:span></text:p>
      <text:p text:style-name="P5"><text:span text:style-name="T6"><text:s text:c="20"/>B</text:span></text:p>
      <text:p text:style-name="P5"><text:span text:style-name="T6">Y vuestras manos alzad</text:span></text:p>
      <text:p text:style-name="P5"><text:span text:style-name="T6"><text:s text:c="10"/>A <text:s text:c="7"/>E</text:span></text:p>
      <text:p text:style-name="P5"><text:span text:style-name="T6">ante su trono con gozo!</text:span></text:p>
      <text:p text:style-name="P5"><text:span text:style-name="T6"><text:s text:c="20"/>A <text:s text:c="6"/>E</text:span></text:p>
      <text:p text:style-name="P5"><text:span text:style-name="T6">Hacia el cielo las manos alzad</text:span></text:p>
      <text:p text:style-name="P5"><text:span text:style-name="T6"><text:s text:c="7"/>G#m <text:s text:c="5"/>C#m</text:span></text:p>
      <text:p text:style-name="P5"><text:span text:style-name="T6">todo pueblo sabrá</text:span></text:p>
      <text:p text:style-name="P5"><text:span text:style-name="T6"><text:s text:c="6"/>A <text:s text:c="5"/>B <text:s text:c="7"/>E</text:span></text:p>
      <text:p text:style-name="P5"><text:span text:style-name="T6">que unidos amamos al Rey</text:span></text:p>
      <text:p text:style-name="P11"/>
      <text:p text:style-name="P12"/>
      <text:p text:style-name="P12"/>
      <text:p text:style-name="P5"><text:soft-page-break/><text:span text:style-name="T9">Somos el pueblo de Dios</text:span></text:p>
      <text:p text:style-name="P5"><text:span text:style-name="T9">Marcos Witt</text:span></text:p>
      <text:p text:style-name="Standard"><text:span text:style-name="T7">E, A, E, A</text:span></text:p>
      <text:p text:style-name="Standard"><text:span text:style-name="T7"><text:s text:c="20"/>E</text:span></text:p>
      <text:p text:style-name="Standard"><text:span text:style-name="T7">somos el pueblo de Dios</text:span></text:p>
      <text:p text:style-name="Standard"><text:span text:style-name="T7"><text:s text:c="21"/>C#m</text:span></text:p>
      <text:p text:style-name="Standard"><text:span text:style-name="T7">somos un pueblo especial</text:span></text:p>
      <text:p text:style-name="Standard"><text:span text:style-name="T7"><text:s text:c="19"/>A <text:s/>F#m</text:span></text:p>
      <text:p text:style-name="Standard"><text:span text:style-name="T7">llamados para anunciar</text:span></text:p>
      <text:p text:style-name="Standard"><text:span text:style-name="T7"><text:s text:c="19"/>B</text:span></text:p>
      <text:p text:style-name="Standard"><text:span text:style-name="T7">las virtudes de aquel</text:span></text:p>
      <text:p text:style-name="Standard"><text:span text:style-name="T7"><text:s text:c="20"/>E</text:span></text:p>
      <text:p text:style-name="Standard"><text:span text:style-name="T7">que nos llamo a su luz</text:span></text:p>
      <text:p text:style-name="P2"/>
      <text:p text:style-name="P2"><text:bookmark text:name="_GoBack"/></text:p>
      <text:p text:style-name="Standard"><text:span text:style-name="T7">Somos el pueblo de Dios</text:span></text:p>
      <text:p text:style-name="Standard"><text:span text:style-name="T7">su sangre nos redimió</text:span></text:p>
      <text:p text:style-name="Standard"><text:span text:style-name="T7">y su Espíritu dio</text:span></text:p>
      <text:p text:style-name="Standard"><text:span text:style-name="T7">para darnos poder</text:span></text:p>
      <text:p text:style-name="Standard"><text:span text:style-name="T7">y ser testigos de el</text:span></text:p>
      <text:p text:style-name="P1"/>
      <text:p text:style-name="Standard"><text:span text:style-name="T7"><text:s text:c="19"/>A <text:s/>D A</text:span></text:p>
      <text:p text:style-name="Standard"><text:span text:style-name="T7">y llevaremos su gloria</text:span></text:p>
      <text:p text:style-name="Standard"><text:span text:style-name="T7"><text:s text:c="20"/>E C#m</text:span></text:p>
      <text:p text:style-name="Standard"><text:span text:style-name="T7">a cada pueblo y nación</text:span></text:p>
      <text:p text:style-name="Standard"><text:span text:style-name="T7"><text:s text:c="20"/>B</text:span></text:p>
      <text:p text:style-name="Standard"><text:span text:style-name="T7">Trayéndoles esperanza</text:span></text:p>
      <text:p text:style-name="Standard"><text:soft-page-break/><text:span text:style-name="T7"><text:s text:c="19"/>E</text:span></text:p>
      <text:p text:style-name="Standard"><text:span text:style-name="T7">y nuevas de salvación</text:span></text:p>
      <text:p text:style-name="Standard"><text:span text:style-name="T7"><text:s text:c="17"/>A <text:s text:c="2"/>D A</text:span></text:p>
      <text:p text:style-name="Standard"><text:span text:style-name="T7">y su amor nos impulsa</text:span></text:p>
      <text:p text:style-name="Standard"><text:span text:style-name="T7"><text:s text:c="19"/>C#m</text:span></text:p>
      <text:p text:style-name="Standard"><text:span text:style-name="T7">no nos podemos callar</text:span></text:p>
      <text:p text:style-name="Standard"><text:span text:style-name="T7"><text:s text:c="17"/>B <text:s text:c="18"/></text:span></text:p>
      <text:p text:style-name="Standard"><text:span text:style-name="T7">anunciaremos al mundo </text:span></text:p>
      <text:p text:style-name="Standard"><text:span text:style-name="T7"><text:s text:c="14"/>E</text:span></text:p>
      <text:p text:style-name="Standard"><text:span text:style-name="T7">de amor y verdad</text:span></text:p>
      <text:p text:style-name="P3"/>
      <text:p text:style-name="P4"/>
      <text:p text:style-name="Standard"><text:span text:style-name="T9">Amor sin condición</text:span></text:p>
      <text:p text:style-name="Standard"><text:span text:style-name="T9">Marco Barrientos</text:span></text:p>
      <text:p text:style-name="P3"/>
      <text:p text:style-name="Standard"><text:span text:style-name="T7">G Am Bm C</text:span></text:p>
      <text:p text:style-name="Standard"><text:span text:style-name="T7"><text:s text:c="4"/>G <text:s text:c="22"/>D</text:span></text:p>
      <text:p text:style-name="Standard"><text:span text:style-name="T7">De tal manera al mundo tu amaste</text:span></text:p>
      <text:p text:style-name="Standard"><text:span text:style-name="T7"><text:s text:c="24"/>Em</text:span></text:p>
      <text:p text:style-name="Standard"><text:span text:style-name="T7">que hasta tu vida entregaste</text:span></text:p>
      <text:p text:style-name="Standard"><text:span text:style-name="T7"><text:s text:c="7"/>C <text:s text:c="12"/>D</text:span></text:p>
      <text:p text:style-name="Standard"><text:span text:style-name="T7">tu costado abierto fue</text:span></text:p>
      <text:p text:style-name="P2"/>
      <text:p text:style-name="Standard"><text:span text:style-name="T7"><text:s text:c="4"/>G <text:s text:c="21"/>D</text:span></text:p>
      <text:p text:style-name="Standard"><text:span text:style-name="T7">Y fueron esas gotas de tu sangre</text:span></text:p>
      <text:p text:style-name="Standard"><text:span text:style-name="T7"><text:s text:c="20"/>Em</text:span></text:p>
      <text:p text:style-name="Standard"><text:span text:style-name="T7">que mi corazon limpiaron</text:span></text:p>
      <text:p text:style-name="Standard"><text:soft-page-break/><text:span text:style-name="T7"><text:s text:c="6"/>C <text:s text:c="13"/>D</text:span></text:p>
      <text:p text:style-name="Standard"><text:span text:style-name="T7">me hiciste un nuevo ser</text:span></text:p>
      <text:p text:style-name="P2"/>
      <text:p text:style-name="Standard"><text:span text:style-name="T7"><text:s text:c="2"/>G <text:s text:c="13"/>D</text:span></text:p>
      <text:p text:style-name="Standard"><text:span text:style-name="T7">Gracias te doy gracias</text:span></text:p>
      <text:p text:style-name="Standard"><text:span text:style-name="T7"><text:s text:c="9"/>Em <text:s text:c="11"/>C <text:s text:c="2"/></text:span></text:p>
      <text:p text:style-name="Standard"><text:span text:style-name="T7">por tu amor sin condicion</text:span></text:p>
      <text:p text:style-name="Standard"><text:span text:style-name="T7"><text:s text:c="9"/>D <text:s text:c="2"/></text:span></text:p>
      <text:p text:style-name="Standard"><text:span text:style-name="T7">en esa cruz, </text:span></text:p>
      <text:p text:style-name="Standard"><text:span text:style-name="T7"><text:s text:c="2"/>G <text:s text:c="13"/>D</text:span></text:p>
      <text:p text:style-name="Standard"><text:span text:style-name="T7">gracias te doy gracias</text:span></text:p>
      <text:p text:style-name="Standard"><text:span text:style-name="T7"><text:s text:c="11"/>Em <text:s text:c="10"/>C <text:s/></text:span></text:p>
      <text:p text:style-name="Standard"><text:span text:style-name="T7">por tu perdon la salvacion</text:span></text:p>
      <text:p text:style-name="Standard"><text:span text:style-name="T7"><text:s text:c="9"/>D</text:span></text:p>
      <text:p text:style-name="Standard"><text:span text:style-name="T7">en esa cruz</text:span></text:p>
      <text:p text:style-name="P2"/>
      <text:p text:style-name="Standard"><text:span text:style-name="T7"><text:s text:c="2"/>G <text:s text:c="6"/>D</text:span></text:p>
      <text:p text:style-name="Standard"><text:span text:style-name="T7">Amor sin condicion</text:span></text:p>
      <text:p text:style-name="Standard"><text:span text:style-name="T7"><text:s text:c="2"/>Em <text:s text:c="5"/>C</text:span></text:p>
      <text:p text:style-name="Standard"><text:span text:style-name="T7">amor sin condicion</text:span></text:p>
      <text:p text:style-name="P3"/>
      <text:p text:style-name="Standard"><text:span text:style-name="T9">Espíritu Santo</text:span></text:p>
      <text:p text:style-name="Standard"><text:span text:style-name="T9">Daniel Calveti</text:span></text:p>
      <text:p text:style-name="Standard"><text:span text:style-name="T7">G <text:s text:c="13"/>D <text:s text:c="16"/>F</text:span></text:p>
      <text:p text:style-name="Standard"><text:span text:style-name="T7">Espíritu santo, revélame a Cristo</text:span></text:p>
      <text:p text:style-name="Standard"><text:span text:style-name="T7"><text:s text:c="18"/>C <text:s text:c="6"/>G</text:span></text:p>
      <text:p text:style-name="Standard"><text:span text:style-name="T7">yo quiero más de ti, Señor</text:span></text:p>
      <text:p text:style-name="Standard"><text:soft-page-break/><text:span text:style-name="T7"><text:s text:c="18"/>D <text:s text:c="15"/>F</text:span></text:p>
      <text:p text:style-name="Standard"><text:span text:style-name="T7">Tú eres mi fuerza, Tú eres mi ayuda</text:span></text:p>
      <text:p text:style-name="Standard"><text:span text:style-name="T7"><text:s text:c="17"/>C</text:span></text:p>
      <text:p text:style-name="Standard"><text:span text:style-name="T7">Sin ti no puedo más Señor</text:span></text:p>
      <text:p text:style-name="Standard"><text:span text:style-name="T7"><text:s/>G</text:span></text:p>
      <text:p text:style-name="Standard"><text:span text:style-name="T7">Yo te adoro, porque tú eres</text:span></text:p>
      <text:p text:style-name="Standard"><text:span text:style-name="T7"><text:s/>D</text:span></text:p>
      <text:p text:style-name="Standard"><text:span text:style-name="T7">Yo te adoro, porque tú eres</text:span></text:p>
      <text:p text:style-name="Standard"><text:span text:style-name="T7"><text:s/>Em <text:s text:c="25"/>C</text:span></text:p>
      <text:p text:style-name="Standard"><text:span text:style-name="T7">Yo te adoro, porque tú eres Sa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Music" svg:font-family="MonoMusic" style:font-family-generic="roman" style:font-pitch="variable"/>
    <style:font-face style:name="Liberation Sans" svg:font-family="'Liberation Sans'" style:font-family-generic="swiss" style:font-pitch="variable"/>
    <style:font-face style:name="Courier 10 Pitch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3:44:00</meta:creation-date>
    <meta:initial-creator>Washington Indacochea Delgado</meta:initial-creator>
    <dc:creator>wachin</dc:creator>
    <dc:date>2019-01-26T14:51:54</dc:date>
    <meta:editing-cycles>6</meta:editing-cycles>
    <meta:editing-duration>PT1H53M</meta:editing-duration>
    <meta:generator>LibreOffice/6.1.4.2$Linux_x86 LibreOffice_project/10$Build-2</meta:generator>
    <meta:document-statistic meta:table-count="0" meta:image-count="0" meta:object-count="0" meta:page-count="7" meta:paragraph-count="153" meta:word-count="519" meta:character-count="3219" meta:non-whitespace-character-count="1742"/>
    <meta:user-defined meta:name="KSOProductBuildVer">3082-10.1.0.6757</meta:user-defined>
    <meta:user-defined meta:name="LinksUpToDate" meta:value-type="boolean">false</meta:user-defined>
    <meta:user-defined meta:name="ScaleCrop" meta:value-type="boolean">false</meta:user-defined>
  </office:meta>
</office:document-meta>
</file>